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cfdfe" draw:opacity="100%" draw:textarea-horizontal-align="justify" draw:textarea-vertical-align="middle" draw:auto-grow-height="false" fo:min-height="1.774cm" fo:min-width="4.118cm" fo:padding-top="0.134cm" fo:padding-bottom="0.134cm" fo:padding-left="0.259cm" fo:padding-right="0.2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503cm" fo:min-width="6.367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cfdfe" draw:textarea-horizontal-align="justify" draw:textarea-vertical-align="middle" draw:auto-grow-height="false" fo:min-height="0.741cm" fo:min-width="0.91cm"/>
    </style:style>
    <style:style style:name="gr5" style:family="graphic" style:parent-style-name="standard">
      <style:graphic-properties svg:stroke-color="#000000" draw:fill-color="#fcfdfe" draw:textarea-horizontal-align="justify" draw:textarea-vertical-align="middle" draw:auto-grow-height="false" fo:min-height="0.741cm" fo:min-width="0.90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7cm" fo:min-width="1.59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7cm" fo:min-width="1.5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7cm" fo:min-width="1.589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cfdfe" draw:textarea-horizontal-align="justify" draw:textarea-vertical-align="middle" draw:auto-grow-height="false" fo:min-height="1.082cm" fo:min-width="0.828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cfdfe" draw:opacity="100%" draw:textarea-horizontal-align="justify" draw:textarea-vertical-align="middle" draw:auto-grow-height="false" fo:min-height="1.818cm" fo:min-width="3.713cm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5cm" fo:min-width="6.36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9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89cm" fo:padding-top="0.142cm" fo:padding-bottom="0.142cm" fo:padding-left="0.267cm" fo:padding-right="0.267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cfdfe" draw:opacity="100%" draw:textarea-horizontal-align="justify" draw:textarea-vertical-align="middle" draw:auto-grow-height="false" fo:min-height="1.82cm" fo:min-width="3.713cm" fo:padding-top="0.165cm" fo:padding-bottom="0.165cm" fo:padding-left="0.29cm" fo:padding-right="0.29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502cm" fo:min-width="6.367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cfdfe" draw:textarea-horizontal-align="justify" draw:textarea-vertical-align="middle" draw:auto-grow-height="false" fo:min-height="0.744cm" fo:min-width="0.91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92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cfdfe" draw:textarea-horizontal-align="justify" draw:textarea-vertical-align="middle" draw:auto-grow-height="false" fo:min-height="1.146cm" fo:min-width="1.018cm"/>
    </style:style>
    <style:style style:name="P1" style:family="paragraph">
      <style:paragraph-properties fo:margin-left="0cm" fo:margin-right="0cm" fo:margin-top="0cm" fo:margin-bottom="0.353cm" fo:line-height="115%" fo:text-indent="0cm" style:text-autospace="none"/>
    </style:style>
    <style:style style:name="P2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fdfe" draw:opacity="100%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cfdfe"/>
      <style:paragraph-properties fo:text-align="center"/>
      <style:text-properties fo:font-size="8pt"/>
    </style:style>
    <style:style style:name="P7" style:family="paragraph">
      <loext:graphic-properties draw:fill-color="#fcfdfe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9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8cm" svg:height="2.104cm" svg:x="19.435cm" svg:y="6.192cm">
          <text:p text:style-name="P1"><text:span text:style-name="T1">DistributionChamberEle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8cm" svg:y1="6.192cm" svg:x2="21.8cm" svg:y2="5.07cm">
          <text:p/>
        </draw:line>
        <draw:custom-shape draw:style-name="gr3" draw:text-style-name="P4" draw:layer="layout" svg:width="6.901cm" svg:height="3.787cm" svg:x="18.349cm" svg:y="1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92cm" svg:height="1.401cm" svg:x="18.509cm" svg:y="3.569cm">
          <text:p text:style-name="P5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20.872cm" svg:y="3.569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23.023cm" svg:y="3.569cm">
          <text:p text:style-name="P5"><text:span text:style-name="T2">Pre-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126cm" svg:height="1.261cm" svg:x="18.481cm" svg:y="1.526cm">
          <text:p text:style-name="P5"><text:span text:style-name="T3">Manh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124cm" svg:height="1.261cm" svg:x="20.739cm" svg:y="1.526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123cm" svg:height="1.261cm" svg:x="22.995cm" svg:y="1.526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9.544cm" svg:y1="3.629cm" svg:x2="19.544cm" svg:y2="2.788cm">
          <text:p/>
        </draw:line>
        <draw:line draw:style-name="gr2" draw:text-style-name="P3" draw:layer="layout" svg:x1="21.828cm" svg:y1="3.629cm" svg:x2="21.828cm" svg:y2="2.788cm">
          <text:p/>
        </draw:line>
        <draw:line draw:style-name="gr2" draw:text-style-name="P3" draw:layer="layout" svg:x1="24.085cm" svg:y1="3.629cm" svg:x2="24.085cm" svg:y2="2.788cm">
          <text:p/>
        </draw:line>
        <draw:custom-shape draw:style-name="gr9" draw:text-style-name="P7" draw:layer="layout" svg:width="2.654cm" svg:height="2.664cm" svg:x="25.732cm" svg:y="6.008cm">
          <text:p text:style-name="P5"><text:span text:style-name="T3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2.655cm" svg:height="2.664cm" svg:x="14.694cm" svg:y="6.008cm">
          <text:p text:style-name="P5"><text:span text:style-name="T3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9.36cm" svg:y1="7.299cm" svg:x2="17.369cm" svg:y2="7.299cm">
          <text:p/>
        </draw:line>
        <draw:line draw:style-name="gr2" draw:text-style-name="P3" draw:layer="layout" svg:x1="24.138cm" svg:y1="7.299cm" svg:x2="25.731cm" svg:y2="7.299cm">
          <text:p/>
        </draw:line>
        <draw:custom-shape draw:style-name="gr10" draw:text-style-name="P9" draw:layer="layout" svg:width="4.247cm" svg:height="2.102cm" svg:x="8.523cm" svg:y="6.318cm">
          <text:p text:style-name="P8"><text:span text:style-name="T1">PipeSeg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901cm" svg:height="3.784cm" svg:x="7.015cm" svg:y="1.6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91cm" svg:height="1.401cm" svg:x="7.176cm" svg:y="4.003cm">
          <text:p text:style-name="P5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9.538cm" svg:y="4.003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11.689cm" svg:y="4.003cm">
          <text:p text:style-name="P5"><text:span text:style-name="T2">Pre-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125cm" svg:height="1.263cm" svg:x="7.147cm" svg:y="1.958cm">
          <text:p text:style-name="P5"><text:span text:style-name="T3">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124cm" svg:height="1.263cm" svg:x="9.405cm" svg:y="1.958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2.123cm" svg:height="1.263cm" svg:x="11.661cm" svg:y="1.958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21cm" svg:y1="4.061cm" svg:x2="8.21cm" svg:y2="3.22cm">
          <text:p/>
        </draw:line>
        <draw:line draw:style-name="gr2" draw:text-style-name="P3" draw:layer="layout" svg:x1="10.494cm" svg:y1="4.061cm" svg:x2="10.494cm" svg:y2="3.22cm">
          <text:p/>
        </draw:line>
        <draw:line draw:style-name="gr2" draw:text-style-name="P3" draw:layer="layout" svg:x1="12.751cm" svg:y1="4.061cm" svg:x2="12.751cm" svg:y2="3.22cm">
          <text:p/>
        </draw:line>
        <draw:line draw:style-name="gr2" draw:text-style-name="P3" draw:layer="layout" svg:x1="10.599cm" svg:y1="6.305cm" svg:x2="10.599cm" svg:y2="5.464cm">
          <text:p/>
        </draw:line>
        <draw:custom-shape draw:style-name="gr15" draw:text-style-name="P9" draw:layer="layout" svg:width="4.247cm" svg:height="2.104cm" svg:x="30.996cm" svg:y="6.427cm">
          <text:p text:style-name="P8"><text:span text:style-name="T1">PipeSeg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6.901cm" svg:height="3.786cm" svg:x="29.489cm" svg:y="1.7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992cm" svg:height="1.404cm" svg:x="29.648cm" svg:y="4.112cm">
          <text:p text:style-name="P5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.992cm" svg:height="1.404cm" svg:x="32.008cm" svg:y="4.112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.992cm" svg:height="1.404cm" svg:x="34.161cm" svg:y="4.112cm">
          <text:p text:style-name="P5"><text:span text:style-name="T2">Pre-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2.123cm" svg:height="1.263cm" svg:x="29.621cm" svg:y="2.069cm">
          <text:p text:style-name="P5"><text:span text:style-name="T3">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124cm" svg:height="1.263cm" svg:x="31.876cm" svg:y="2.069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.125cm" svg:height="1.263cm" svg:x="34.133cm" svg:y="2.069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0.682cm" svg:y1="4.172cm" svg:x2="30.682cm" svg:y2="3.331cm">
          <text:p/>
        </draw:line>
        <draw:line draw:style-name="gr2" draw:text-style-name="P3" draw:layer="layout" svg:x1="32.967cm" svg:y1="4.172cm" svg:x2="32.967cm" svg:y2="3.331cm">
          <text:p/>
        </draw:line>
        <draw:line draw:style-name="gr2" draw:text-style-name="P3" draw:layer="layout" svg:x1="35.224cm" svg:y1="4.172cm" svg:x2="35.224cm" svg:y2="3.331cm">
          <text:p/>
        </draw:line>
        <draw:line draw:style-name="gr2" draw:text-style-name="P3" draw:layer="layout" svg:x1="33.072cm" svg:y1="6.415cm" svg:x2="33.072cm" svg:y2="5.574cm">
          <text:p/>
        </draw:line>
        <draw:line draw:style-name="gr2" draw:text-style-name="P3" draw:layer="layout" svg:x1="14.714cm" svg:y1="7.299cm" svg:x2="12.723cm" svg:y2="7.299cm">
          <text:p/>
        </draw:line>
        <draw:line draw:style-name="gr2" draw:text-style-name="P3" draw:layer="layout" svg:x1="28.386cm" svg:y1="7.299cm" svg:x2="31.041cm" svg:y2="7.299cm">
          <text:p/>
        </draw:line>
        <draw:custom-shape draw:style-name="gr5" draw:text-style-name="P6" draw:layer="layout" svg:width="1.991cm" svg:height="1.401cm" svg:x="7.175cm" svg:y="4.003cm">
          <text:p text:style-name="P5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9.678cm" svg:y="9.087cm">
          <text:p text:style-name="P5"><text:span text:style-name="T3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1" draw:id="id1" draw:layer="layout" svg:width="2.126cm" svg:height="1.263cm" svg:x="9.684cm" svg:y="11.333cm">
          <text:p text:style-name="P5"><text:span text:style-name="T3">Ele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991cm" svg:height="1.401cm" svg:x="32.158cm" svg:y="9.248cm">
          <text:p text:style-name="P5"><text:span text:style-name="T3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2.125cm" svg:height="1.263cm" svg:x="32.142cm" svg:y="11.267cm">
          <text:p text:style-name="P5"><text:span text:style-name="T3">Ele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" draw:id="id2" draw:layer="layout" svg:width="2.655cm" svg:height="2.664cm" svg:x="20.485cm" svg:y="11.047cm">
          <text:p text:style-name="P5"><text:span text:style-name="T3">Compa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81cm" svg:y1="11.964cm" svg:x2="20.485cm" svg:y2="12.379cm" draw:start-shape="id1" draw:start-glue-point="1" draw:end-shape="id2" draw:end-glue-point="5" svg:d="M11810 11964h4346v415h4329" svg:viewBox="0 0 8676 416">
          <text:p/>
        </draw:connector>
        <draw:connector draw:style-name="gr2" draw:text-style-name="P3" draw:layer="layout" svg:x1="32.142cm" svg:y1="11.898cm" svg:x2="23.14cm" svg:y2="12.379cm" draw:start-shape="id3" draw:start-glue-point="3" draw:end-shape="id2" draw:end-glue-point="7" svg:d="M32142 11898h-4510v481h-4492" svg:viewBox="0 0 9003 482">
          <text:p/>
        </draw:connector>
        <draw:line draw:style-name="gr2" draw:text-style-name="P3" draw:layer="layout" svg:x1="10.652cm" svg:y1="8.366cm" svg:x2="10.652cm" svg:y2="9.128cm">
          <text:p/>
        </draw:line>
        <draw:line draw:style-name="gr2" draw:text-style-name="P3" draw:layer="layout" svg:x1="10.679cm" svg:y1="10.525cm" svg:x2="10.679cm" svg:y2="11.287cm">
          <text:p/>
        </draw:line>
        <draw:line draw:style-name="gr2" draw:text-style-name="P3" draw:layer="layout" svg:x1="33.131cm" svg:y1="8.366cm" svg:x2="33.131cm" svg:y2="9.255cm">
          <text:p/>
        </draw:line>
        <draw:line draw:style-name="gr2" draw:text-style-name="P3" draw:layer="layout" svg:x1="33.131cm" svg:y1="10.679cm" svg:x2="33.131cm" svg:y2="11.314cm">
          <text:p/>
        </draw:line>
        <draw:custom-shape draw:style-name="gr18" draw:text-style-name="P4" xml:id="id4" draw:id="id4" draw:layer="layout" svg:width="2.126cm" svg:height="1.263cm" svg:x="15.838cm" svg:y="14.919cm">
          <text:p text:style-name="P5"><text:span text:style-name="T3">Lower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5" draw:id="id5" draw:layer="layout" svg:width="2.126cm" svg:height="1.263cm" svg:x="25.536cm" svg:y="14.926cm">
          <text:p text:style-name="P5"><text:span text:style-name="T3">Higher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1.813cm" svg:y1="13.711cm" svg:x2="16.901cm" svg:y2="14.919cm" draw:start-shape="id2" draw:start-glue-point="6" draw:end-shape="id4" draw:end-glue-point="0" svg:d="M21813 13711v596h-4912v612" svg:viewBox="0 0 4913 1209">
          <text:p/>
        </draw:connector>
        <draw:connector draw:style-name="gr2" draw:text-style-name="P3" draw:layer="layout" svg:x1="21.813cm" svg:y1="13.711cm" svg:x2="26.599cm" svg:y2="14.926cm" draw:start-shape="id2" draw:start-glue-point="6" draw:end-shape="id5" draw:end-glue-point="0" svg:d="M21813 13711v599h4786v616" svg:viewBox="0 0 4787 1216">
          <text:p/>
        </draw:connector>
        <draw:custom-shape draw:style-name="gr5" draw:text-style-name="P6" draw:layer="layout" svg:width="1.991cm" svg:height="1.401cm" svg:x="15.894cm" svg:y="16.717cm">
          <text:p text:style-name="P5"><text:span text:style-name="T3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6" draw:id="id6" draw:layer="layout" svg:width="2.126cm" svg:height="1.263cm" svg:x="15.9cm" svg:y="18.863cm">
          <text:p text:style-name="P5"><text:span text:style-name="T3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895cm" svg:y1="18.155cm" svg:x2="16.895cm" svg:y2="18.917cm">
          <text:p/>
        </draw:line>
        <draw:custom-shape draw:style-name="gr5" draw:text-style-name="P6" draw:layer="layout" svg:width="1.991cm" svg:height="1.401cm" svg:x="25.638cm" svg:y="16.717cm">
          <text:p text:style-name="P5"><text:span text:style-name="T3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8" draw:id="id8" draw:layer="layout" svg:width="2.126cm" svg:height="1.263cm" svg:x="25.644cm" svg:y="18.863cm">
          <text:p text:style-name="P5"><text:span text:style-name="T3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6.639cm" svg:y1="18.155cm" svg:x2="26.639cm" svg:y2="18.917cm">
          <text:p/>
        </draw:line>
        <draw:line draw:style-name="gr2" draw:text-style-name="P3" draw:layer="layout" svg:x1="16.91cm" svg:y1="16.189cm" svg:x2="16.91cm" svg:y2="16.824cm">
          <text:p/>
        </draw:line>
        <draw:line draw:style-name="gr2" draw:text-style-name="P3" draw:layer="layout" svg:x1="26.654cm" svg:y1="16.189cm" svg:x2="26.654cm" svg:y2="16.824cm">
          <text:p/>
        </draw:line>
        <draw:custom-shape draw:style-name="gr9" draw:text-style-name="P7" xml:id="id7" draw:id="id7" draw:layer="layout" svg:width="2.655cm" svg:height="2.664cm" svg:x="20.485cm" svg:y="18.448cm">
          <text:p text:style-name="P5"><text:span text:style-name="T3">Compa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8.026cm" svg:y1="19.494cm" svg:x2="20.485cm" svg:y2="19.78cm" draw:start-shape="id6" draw:start-glue-point="1" draw:end-shape="id7" draw:end-glue-point="5" svg:d="M18026 19494h1238v286h1221" svg:viewBox="0 0 2460 287">
          <text:p/>
        </draw:connector>
        <draw:connector draw:style-name="gr2" draw:text-style-name="P3" draw:layer="layout" svg:x1="25.644cm" svg:y1="19.494cm" svg:x2="23.14cm" svg:y2="19.78cm" draw:start-shape="id8" draw:start-glue-point="3" draw:end-shape="id7" draw:end-glue-point="7" svg:d="M25644 19494h-1260v286h-1244" svg:viewBox="0 0 2505 287">
          <text:p/>
        </draw:connector>
        <draw:custom-shape draw:style-name="gr18" draw:text-style-name="P4" xml:id="id9" draw:id="id9" draw:layer="layout" svg:width="2.126cm" svg:height="1.263cm" svg:x="15.9cm" svg:y="21.763cm">
          <text:p text:style-name="P5"><text:span text:style-name="T3">Large pipe/</text:span></text:p>
          <text:p text:style-name="P5"><text:span text:style-name="T3">Small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0" draw:id="id10" draw:layer="layout" svg:width="2.126cm" svg:height="1.263cm" svg:x="25.644cm" svg:y="21.763cm">
          <text:p text:style-name="P5"><text:span text:style-name="T3">Small pipe/</text:span></text:p>
          <text:p text:style-name="P5"><text:span text:style-name="T3">Large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1.813cm" svg:y1="21.112cm" svg:x2="18.026cm" svg:y2="22.394cm" draw:start-shape="id7" draw:start-glue-point="6" draw:end-shape="id9" draw:end-glue-point="1" svg:d="M21813 21112v1282h-3787" svg:viewBox="0 0 3788 1283">
          <text:p/>
        </draw:connector>
        <draw:connector draw:style-name="gr2" draw:text-style-name="P3" draw:layer="layout" svg:x1="21.813cm" svg:y1="21.112cm" svg:x2="25.644cm" svg:y2="22.394cm" draw:start-shape="id7" draw:start-glue-point="6" draw:end-shape="id10" draw:end-glue-point="3" svg:d="M21813 21112v1282h3831" svg:viewBox="0 0 3832 1283">
          <text:p/>
        </draw:connector>
        <draw:custom-shape draw:style-name="gr19" draw:text-style-name="P7" xml:id="id12" draw:id="id12" draw:layer="layout" svg:width="3.036cm" svg:height="2.791cm" svg:x="25.184cm" svg:y="23.949cm">
          <text:p text:style-name="P5"><text:span text:style-name="T3"><text:s text:c="2"/></text:span><text:span text:style-name="T3">Check if same </text:span></text:p>
          <text:p text:style-name="P5"><text:span text:style-name="T3">soffit leve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7" xml:id="id11" draw:id="id11" draw:layer="layout" svg:width="3.036cm" svg:height="2.791cm" svg:x="15.463cm" svg:y="23.914cm">
          <text:p text:style-name="P5"><text:span text:style-name="T3"><text:s text:c="2"/></text:span><text:span text:style-name="T3">Check if same </text:span></text:p>
          <text:p text:style-name="P5"><text:span text:style-name="T3">invert leve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6.963cm" svg:y1="23.026cm" svg:x2="16.981cm" svg:y2="23.914cm" draw:start-shape="id9" draw:start-glue-point="2" draw:end-shape="id11" draw:end-glue-point="4" svg:d="M16963 23026v452h18v436" svg:viewBox="0 0 19 889">
          <text:p/>
        </draw:connector>
        <draw:connector draw:style-name="gr2" draw:text-style-name="P3" draw:layer="layout" svg:x1="26.707cm" svg:y1="23.026cm" svg:x2="26.702cm" svg:y2="23.949cm" draw:start-shape="id10" draw:start-glue-point="2" draw:end-shape="id12" draw:end-glue-point="4" svg:d="M26707 23026v469h-5v454" svg:viewBox="0 0 6 9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10:44.778000000</meta:creation-date>
    <dc:date>2019-01-16T15:40:29.221000000</dc:date>
    <meta:editing-duration>PT3H21S</meta:editing-duration>
    <meta:editing-cycles>5</meta:editing-cycles>
    <meta:generator>LibreOffice/6.1.2.1$Windows_X86_64 LibreOffice_project/65905a128db06ba48db947242809d14d3f9a93fe</meta:generator>
    <meta:document-statistic meta:object-count="77"/>
  </office:meta>
</office:document-meta>
</file>